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607cm" fo:min-width="4.831cm" fo:padding-top="0.175cm" fo:padding-bottom="0.175cm" fo:padding-left="0.3cm" fo:padding-right="0.3cm" draw:shadow="visible" draw:shadow-offset-x="0.1cm" draw:shadow-offset-y="0.1cm" draw:shadow-opacity="100%"/>
    </style:style>
    <style:style style:name="gr2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left" draw:textarea-vertical-align="top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3" style:family="graphic" style:parent-style-name="standard">
      <style:graphic-properties svg:stroke-width="0.05cm" svg:stroke-color="#808080" draw:marker-start-width="0.135cm" draw:marker-end-width="0.135cm" draw:fill-color="#ffffff" draw:opacity="100%" draw:opacity-name="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4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0.989cm" fo:padding-top="0.175cm" fo:padding-bottom="0.175cm" fo:padding-left="0.3cm" fo:padding-right="0.3cm" draw:shadow="visible" draw:shadow-offset-x="0.1cm" draw:shadow-offset-y="0.1cm" draw:shadow-opacity="100%"/>
    </style:style>
    <style:style style:name="gr5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497cm" fo:min-width="3.194cm" fo:padding-top="0.175cm" fo:padding-bottom="0.175cm" fo:padding-left="0.3cm" fo:padding-right="0.3cm" draw:shadow="visible" draw:shadow-offset-x="0.1cm" draw:shadow-offset-y="0.1cm" draw:shadow-opacity="100%"/>
    </style:style>
    <style:style style:name="gr6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1.281cm" fo:padding-top="0.175cm" fo:padding-bottom="0.175cm" fo:padding-left="0.3cm" fo:padding-right="0.3cm" draw:shadow="visible" draw:shadow-offset-x="0.1cm" draw:shadow-offset-y="0.1cm" draw:shadow-opacity="100%"/>
    </style:style>
    <style:style style:name="gr7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849cm" fo:min-width="2.046cm" fo:padding-top="0.175cm" fo:padding-bottom="0.175cm" fo:padding-left="0.3cm" fo:padding-right="0.3cm" draw:shadow="visible" draw:shadow-offset-x="0.1cm" draw:shadow-offset-y="0.1cm" draw:shadow-opacity="100%"/>
    </style:style>
    <style:style style:name="gr8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1.208cm" fo:min-width="2.107cm" fo:padding-top="0.175cm" fo:padding-bottom="0.175cm" fo:padding-left="0.3cm" fo:padding-right="0.3cm" draw:shadow="visible" draw:shadow-offset-x="0.1cm" draw:shadow-offset-y="0.1cm" draw:shadow-opacity="100%"/>
    </style:style>
    <style:style style:name="gr9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height="false" draw:auto-grow-width="true" fo:min-height="1.5cm" fo:min-width="2.694cm" fo:padding-top="0.175cm" fo:padding-bottom="0.175cm" fo:padding-left="0.3cm" fo:padding-right="0.3cm" draw:shadow="visible" draw:shadow-offset-x="0.1cm" draw:shadow-offset-y="0.1cm" draw:shadow-opacity="100%"/>
    </style:style>
    <style:style style:name="gr10" style:family="graphic" style:parent-style-name="standard">
      <style:graphic-properties svg:stroke-width="0.2cm" svg:stroke-color="#ff6600" draw:marker-start-width="0.35cm" draw:marker-end="Arrow" draw:marker-end-width="0.45cm" draw:fill-color="#ccccff" draw:opacity="100%" draw:opacity-name="Transparency_20_2" draw:fill-image-width="0cm" draw:fill-image-height="0cm" draw:textarea-horizontal-align="center" draw:textarea-vertical-align="middle" fo:padding-top="0.225cm" fo:padding-bottom="0.225cm" fo:padding-left="0.35cm" fo:padding-right="0.35cm" draw:shadow="visible" draw:shadow-offset-x="0.1cm" draw:shadow-offset-y="0.1cm" draw:shadow-opacity="100%"/>
    </style:style>
    <style:style style:name="gr11" style:family="graphic" style:parent-style-name="standard">
      <style:graphic-properties draw:stroke="none" svg:stroke-width="0.06cm" svg:stroke-color="#000000" draw:marker-start-width="0.14cm" draw:marker-end-width="0.14cm" draw:fill="none" draw:fill-color="#ffffff" draw:opacity="100%" draw:fill-image-width="0cm" draw:fill-image-height="0cm" fo:min-height="1.65cm" fo:padding-top="0.175cm" fo:padding-bottom="0.175cm" fo:padding-left="0.3cm" fo:padding-right="0.3cm" draw:shadow="visible" draw:shadow-offset-x="0.1cm" draw:shadow-offset-y="0.1cm" draw:shadow-opacity="100%"/>
    </style:style>
    <style:style style:name="gr12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1.082cm" fo:min-width="4.08cm" fo:padding-top="0.175cm" fo:padding-bottom="0.175cm" fo:padding-left="0.3cm" fo:padding-right="0.3cm" draw:shadow="visible" draw:shadow-offset-x="0.1cm" draw:shadow-offset-y="0.1cm" draw:shadow-opacity="100%"/>
    </style:style>
    <style:style style:name="gr13" style:family="graphic" style:parent-style-name="standard">
      <style:graphic-properties svg:stroke-width="0.2cm" svg:stroke-color="#652d86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4" style:family="graphic" style:parent-style-name="standard">
      <style:graphic-properties draw:stroke="none" svg:stroke-width="0.1cm" svg:stroke-color="#000000" draw:fill="none" draw:fill-color="#ffffff" fo:min-height="0.492cm" fo:padding-top="0.175cm" fo:padding-bottom="0.175cm" fo:padding-left="0.3cm" fo:padding-right="0.3cm" draw:shadow="visible" draw:shadow-offset-x="0.1cm" draw:shadow-offset-y="0.1cm"/>
    </style:style>
    <style:style style:name="gr15" style:family="graphic" style:parent-style-name="standard">
      <style:graphic-properties svg:stroke-width="0cm" svg:stroke-color="#7ab80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ae00" draw:shadow-opacity="100%"/>
    </style:style>
    <style:style style:name="gr16" style:family="graphic" style:parent-style-name="standard">
      <style:graphic-properties svg:stroke-color="#7ab800" draw:textarea-horizontal-align="center" draw:textarea-vertical-align="middle" draw:shadow-color="#00ae00"/>
    </style:style>
    <style:style style:name="gr17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1.15cm" fo:padding-top="0.175cm" fo:padding-bottom="0.175cm" fo:padding-left="0.3cm" fo:padding-right="0.3cm" draw:shadow="visible" draw:shadow-offset-x="0.1cm" draw:shadow-offset-y="0.1cm" draw:shadow-opacity="100%"/>
    </style:style>
    <style:style style:name="gr18" style:family="graphic" style:parent-style-name="standard">
      <style:graphic-properties svg:stroke-width="0cm" svg:stroke-color="#00b9e4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84d1" draw:shadow-opacity="100%"/>
    </style:style>
    <style:style style:name="gr19" style:family="graphic" style:parent-style-name="standard">
      <style:graphic-properties svg:stroke-color="#00b9e4" draw:textarea-horizontal-align="center" draw:textarea-vertical-align="middle" draw:shadow-color="#0084d1"/>
    </style:style>
    <style:style style:name="gr20" style:family="graphic" style:parent-style-name="standard">
      <style:graphic-properties svg:stroke-width="0cm" svg:stroke-color="#652d86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6b4794" draw:shadow-opacity="100%"/>
    </style:style>
    <style:style style:name="gr21" style:family="graphic" style:parent-style-name="standard">
      <style:graphic-properties svg:stroke-color="#652d86" draw:textarea-horizontal-align="center" draw:textarea-vertical-align="middle" draw:shadow-color="#6b4794"/>
    </style:style>
    <style:style style:name="gr22" style:family="graphic" style:parent-style-name="standard">
      <style:graphic-properties svg:stroke-width="0cm" svg:stroke-color="#ff660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ff6633" draw:shadow-opacity="100%"/>
    </style:style>
    <style:style style:name="gr23" style:family="graphic" style:parent-style-name="standard">
      <style:graphic-properties svg:stroke-color="#ff6600" draw:textarea-horizontal-align="center" draw:textarea-vertical-align="middle" draw:shadow-color="#ff6633"/>
    </style:style>
    <style:style style:name="gr24" style:family="graphic" style:parent-style-name="standard">
      <style:graphic-properties svg:stroke-width="0.2cm" svg:stroke-color="#00b9e4" draw:marker-start-width="0.35cm" draw:marker-end="Arrow" draw:marker-end-width="0.45cm" draw:fill-color="#ccccff" draw:opacity="100%" draw:opacity-name="Transparency_20_2" draw:fill-image-width="0cm" draw:fill-image-height="0cm" draw:textarea-horizontal-align="center" draw:textarea-vertical-align="middle" fo:padding-top="0.225cm" fo:padding-bottom="0.225cm" fo:padding-left="0.35cm" fo:padding-right="0.35cm" draw:shadow="visible" draw:shadow-offset-x="0.1cm" draw:shadow-offset-y="0.1cm" draw:shadow-opacity="100%"/>
    </style:style>
    <style:style style:name="gr25" style:family="graphic" style:parent-style-name="standard">
      <style:graphic-properties svg:stroke-width="0.2cm" svg:stroke-color="#7ab800" draw:marker-start-width="0.35cm" draw:marker-end="Arrow" draw:marker-end-width="0.45cm" draw:fill-color="#ccccff" draw:opacity="100%" draw:opacity-name="Transparency_20_2" draw:fill-image-width="0cm" draw:fill-image-height="0cm" draw:textarea-horizontal-align="center" draw:textarea-vertical-align="middle" fo:padding-top="0.225cm" fo:padding-bottom="0.225cm" fo:padding-left="0.35cm" fo:padding-right="0.35cm" draw:shadow="visible" draw:shadow-offset-x="0.1cm" draw:shadow-offset-y="0.1cm" draw:shadow-opacity="100%"/>
    </style:style>
    <style:style style:name="P1" style:family="paragraph">
      <style:paragraph-properties fo:margin-left="0cm" fo:margin-right="0cm" fo:text-indent="0cm"/>
      <style:text-properties fo:color="#7ab800"/>
    </style:style>
    <style:style style:name="P2" style:family="paragraph">
      <style:paragraph-properties fo:margin-left="0cm" fo:margin-right="0cm" fo:text-indent="0cm"/>
      <style:text-properties fo:color="#7ab800" fo:font-size="12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8" style:family="paragraph">
      <style:paragraph-properties fo:margin-left="0cm" fo:margin-right="0cm" fo:text-indent="0cm"/>
      <style:text-properties fo:color="#00b9e4"/>
    </style:style>
    <style:style style:name="P9" style:family="paragraph">
      <style:paragraph-properties fo:margin-left="0cm" fo:margin-right="0cm" fo:text-indent="0cm"/>
      <style:text-properties fo:color="#00b9e4" fo:font-size="12pt" fo:font-weight="bold" style:font-size-asian="18pt" style:font-weight-asian="bold" style:font-size-complex="18pt" style:font-weight-complex="bold"/>
    </style:style>
    <style:style style:name="P10" style:family="paragraph">
      <style:paragraph-properties fo:margin-left="0cm" fo:margin-right="0cm" fo:text-indent="0cm"/>
      <style:text-properties fo:color="#ff6600"/>
    </style:style>
    <style:style style:name="P11" style:family="paragraph">
      <style:paragraph-properties fo:margin-left="0cm" fo:margin-right="0cm" fo:text-indent="0cm"/>
      <style:text-properties fo:color="#ff6600" fo:font-size="12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text-align="end" fo:text-indent="0cm">
        <style:tab-stops/>
      </style:paragraph-properties>
    </style:style>
    <style:style style:name="P13" style:family="paragraph">
      <style:paragraph-properties fo:margin-left="0cm" fo:margin-right="0cm" fo:text-align="end" fo:text-indent="0cm">
        <style:tab-stops/>
      </style:paragraph-properties>
      <style:text-properties fo:color="#6b4794" fo:font-size="9pt" style:font-size-asian="12pt" style:font-size-complex="12pt"/>
    </style:style>
    <style:style style:name="P14" style:family="paragraph">
      <style:paragraph-properties fo:margin-left="0cm" fo:margin-right="0cm" fo:text-align="end" fo:text-indent="0cm">
        <style:tab-stops/>
      </style:paragraph-properties>
      <style:text-properties fo:color="#7ab800"/>
    </style:style>
    <style:style style:name="P15" style:family="paragraph">
      <style:paragraph-properties fo:margin-left="0cm" fo:margin-right="0cm" fo:text-align="end" fo:text-indent="0cm">
        <style:tab-stops/>
      </style:paragraph-properties>
      <style:text-properties fo:color="#7ab800" fo:font-size="9pt" style:font-size-asian="12pt" style:font-size-complex="12pt"/>
    </style:style>
    <style:style style:name="P16" style:family="paragraph">
      <style:paragraph-properties fo:margin-left="0cm" fo:margin-right="0cm" fo:text-indent="0cm"/>
      <style:text-properties fo:color="#652d86"/>
    </style:style>
    <style:style style:name="P17" style:family="paragraph">
      <style:paragraph-properties fo:margin-left="0cm" fo:margin-right="0cm" fo:text-indent="0cm"/>
      <style:text-properties fo:color="#652d86" fo:font-size="12pt" fo:font-weight="bold" style:font-size-asian="18pt" style:font-weight-asian="bold" style:font-size-complex="18pt" style:font-weight-complex="bold"/>
    </style:style>
    <style:style style:name="P18" style:family="paragraph">
      <style:paragraph-properties fo:margin-left="0cm" fo:margin-right="0cm" fo:text-indent="0cm"/>
      <style:text-properties fo:font-size="9pt" fo:font-style="italic" style:font-size-asian="18pt" style:font-size-complex="18pt"/>
    </style:style>
    <style:style style:name="P19" style:family="paragraph">
      <style:paragraph-properties fo:margin-left="0cm" fo:margin-right="0cm" fo:text-align="end" fo:text-indent="0cm">
        <style:tab-stops/>
      </style:paragraph-properties>
      <style:text-properties fo:color="#ff6600"/>
    </style:style>
    <style:style style:name="P20" style:family="paragraph">
      <style:paragraph-properties fo:margin-left="0cm" fo:margin-right="0cm" fo:text-align="end" fo:text-indent="0cm">
        <style:tab-stops/>
      </style:paragraph-properties>
      <style:text-properties fo:color="#ff6600" fo:font-size="9pt" style:font-size-asian="12pt" style:font-size-complex="12pt"/>
    </style:style>
    <style:style style:name="T1" style:family="text">
      <style:text-properties fo:color="#7ab800"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color="#00b9e4" fo:font-size="6pt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00b9e4" fo:font-size="12pt" fo:font-weight="bold" style:font-size-asian="18pt" style:font-weight-asian="bold" style:font-size-complex="18pt" style:font-weight-complex="bold"/>
    </style:style>
    <style:style style:name="T6" style:family="text">
      <style:text-properties fo:color="#ff6600" fo:font-size="6pt" style:font-size-asian="6pt" style:font-size-complex="6pt"/>
    </style:style>
    <style:style style:name="T7" style:family="text">
      <style:text-properties fo:color="#ff6633" fo:font-size="6pt" style:font-size-asian="6pt" style:font-size-complex="6pt"/>
    </style:style>
    <style:style style:name="T8" style:family="text">
      <style:text-properties fo:color="#94006b" fo:font-size="6pt" style:font-size-asian="6pt" style:font-size-complex="6pt"/>
    </style:style>
    <style:style style:name="T9" style:family="text">
      <style:text-properties fo:color="#ff6600" fo:font-size="12pt" fo:font-weight="bold" style:font-size-asian="18pt" style:font-weight-asian="bold" style:font-size-complex="18pt" style:font-weight-complex="bold"/>
    </style:style>
    <style:style style:name="T10" style:family="text">
      <style:text-properties fo:color="#00ae00" fo:font-size="9pt" style:font-size-asian="12pt" style:font-size-complex="12pt"/>
    </style:style>
    <style:style style:name="T11" style:family="text">
      <style:text-properties fo:color="#00b9e4" fo:font-size="9pt" style:font-size-asian="12pt" style:font-size-complex="12pt"/>
    </style:style>
    <style:style style:name="T12" style:family="text">
      <style:text-properties fo:color="#7ab800" fo:font-size="9pt" style:font-size-asian="12pt" style:font-size-complex="12pt"/>
    </style:style>
    <style:style style:name="T13" style:family="text">
      <style:text-properties fo:color="#652d86" fo:font-size="6pt" style:font-size-asian="6pt" style:font-size-complex="6pt"/>
    </style:style>
    <style:style style:name="T14" style:family="text">
      <style:text-properties fo:color="#652d86" fo:font-size="12pt" fo:font-weight="bold" style:font-size-asian="18pt" style:font-weight-asian="bold" style:font-size-complex="18pt" style:font-weight-complex="bold"/>
    </style:style>
    <style:style style:name="T15" style:family="text">
      <style:text-properties fo:font-size="9pt" fo:font-style="italic" style:font-size-asian="18pt" style:font-size-complex="18pt"/>
    </style:style>
    <style:style style:name="T16" style:family="text">
      <style:text-properties fo:color="#652d86" fo:font-size="9pt" style:font-size-asian="12pt" style:font-size-complex="12pt"/>
    </style:style>
    <style:style style:name="T17" style:family="text">
      <style:text-properties fo:color="#ff6600" fo:font-size="9pt" style:font-size-asian="12pt" style:font-size-complex="12pt"/>
    </style:style>
    <style:style style:name="T18" style:family="text">
      <style:text-properties fo:color="#7ab800" fo:font-size="6pt" style:font-size-asian="6pt" style:font-size-complex="6pt"/>
    </style:style>
    <style:style style:name="T19" style:family="text">
      <style:text-properties fo:color="#00ae00" fo:font-size="6pt" style:font-size-asian="6pt" style:font-size-complex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5.431cm" svg:height="1.443cm" svg:x="0.045cm" svg:y="6.8cm">
          <draw:text-box>
            <text:p text:style-name="P1"><text:span text:style-name="T1">BusinessDomain</text:span></text:p>
            <text:p text:style-name="P1"><text:span text:style-name="T1">Model</text:span></text:p>
          </draw:text-box>
        </draw:frame>
        <draw:custom-shape draw:style-name="gr2" draw:text-style-name="P4" draw:layer="layout" svg:width="5.706cm" svg:height="1.431cm" svg:x="7.748cm" svg:y="6.222cm">
          <text:p text:style-name="P3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6cm" svg:x="7.748cm" svg:y="4.354cm">
          <text:p text:style-name="P3"><text:span text:style-name="T2">busin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673cm" svg:x="7.748cm" svg:y="2.387cm">
          <text:p text:style-name="P3"><text:span text:style-name="T2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5cm" svg:x="7.748cm" svg:y="0.519cm">
          <text:p text:style-name="P3"><text:span text:style-name="T2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241cm" svg:height="1.01cm" svg:x="9.545cm" svg:y="7.99cm">
          <text:p text:style-name="P6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7" draw:layer="layout" svg:width="3.153cm" svg:height="1.339cm" svg:x="1.392cm" svg:y="2.86cm">
          <draw:text-box>
            <text:p text:style-name="P6"><text:span text:style-name="T3">Service</text:span><text:span text:style-name="T4"> CustomerService</text:span></text:p>
            <text:p text:style-name="P6"><text:span text:style-name="T3">crud for </text:span><text:span text:style-name="T4">CustomerDto</text:span></text:p>
            <text:p text:style-name="P6"><text:span text:style-name="T3">method</text:span><text:span text:style-name="T4"> findCustomerBy</text:span></text:p>
          </draw:text-box>
        </draw:frame>
        <draw:frame draw:style-name="gr5" draw:text-style-name="P9" draw:layer="layout" svg:width="3.794cm" svg:height="0.897cm" svg:x="0.061cm" svg:y="3.997cm">
          <draw:text-box>
            <text:p text:style-name="P8"><text:span text:style-name="T5">Service Model</text:span></text:p>
          </draw:text-box>
        </draw:frame>
        <draw:frame draw:style-name="gr6" draw:text-style-name="P7" draw:layer="layout" svg:width="2.653cm" svg:height="1.686cm" svg:x="1.392cm" svg:y="0.129cm">
          <draw:text-box>
            <text:p text:style-name="P6"><text:span text:style-name="T6">form</text:span><text:span text:style-name="T4"> OrderForm [</text:span></text:p>
            <text:p text:style-name="P6"><text:span text:style-name="T4"><text:s text:c="4"/></text:span><text:span text:style-name="T7">heigth</text:span><text:span text:style-name="T4"> 40;</text:span></text:p>
            <text:p text:style-name="P6"><text:span text:style-name="T4"><text:s text:c="4"/></text:span><text:span text:style-name="T7">type</text:span><text:span text:style-name="T4"> modal;</text:span></text:p>
            <text:p text:style-name="P6"><text:span text:style-name="T4"><text:s text:c="4"/></text:span><text:span text:style-name="T7">widget</text:span><text:span text:style-name="T8"> </text:span><text:span text:style-name="T4">service;</text:span></text:p>
            <text:p text:style-name="P6"><text:span text:style-name="T4">]</text:span></text:p>
          </draw:text-box>
        </draw:frame>
        <draw:frame draw:style-name="gr7" draw:text-style-name="P11" draw:layer="layout" svg:width="4.518cm" svg:height="1.199cm" svg:x="0.021cm" svg:y="1.461cm">
          <draw:text-box>
            <text:p text:style-name="P10"><text:span text:style-name="T9">Presentation Model</text:span></text:p>
          </draw:text-box>
        </draw:frame>
        <draw:frame draw:style-name="gr8" draw:text-style-name="P13" draw:layer="layout" svg:width="3.447cm" svg:height="1.943cm" svg:x="10.09cm" svg:y="3.962cm">
          <draw:text-box>
            <text:p text:style-name="P12"><text:span text:style-name="T10"/></text:p>
            <text:p text:style-name="P12"><text:span text:style-name="T10"/></text:p>
            <text:p text:style-name="P12"><text:span text:style-name="T11">Business Services</text:span></text:p>
            <text:p text:style-name="P12"><text:span text:style-name="T11">Spring configuration</text:span></text:p>
          </draw:text-box>
        </draw:frame>
        <draw:frame draw:style-name="gr9" draw:text-style-name="P15" draw:layer="layout" svg:width="3.57cm" svg:height="1.889cm" svg:x="9.884cm" svg:y="5.97cm">
          <draw:text-box>
            <text:p text:style-name="P14"><text:span text:style-name="T12">Data Access Objects</text:span></text:p>
            <text:p text:style-name="P14"><text:span text:style-name="T12">Spring configuration</text:span></text:p>
            <text:p text:style-name="P14"><text:span text:style-name="T12">Hibernate mappings</text:span></text:p>
          </draw:text-box>
        </draw:frame>
        <draw:line draw:style-name="gr10" draw:text-style-name="P5" draw:layer="layout" svg:x1="4.845cm" svg:y1="1.36cm" svg:x2="6.845cm" svg:y2="1.36cm">
          <text:p text:style-name="P6"/>
        </draw:line>
        <draw:frame draw:style-name="gr11" draw:text-style-name="P7" draw:layer="layout" svg:width="3.853cm" svg:height="2cm" svg:x="17.192cm" svg:y="0.476cm">
          <draw:text-box>
            <text:p text:style-name="P6"><text:span text:style-name="T13">BusinessClassDto</text:span><text:span text:style-name="T4"> CustomerDTO </text:span><text:span text:style-name="T13">base</text:span><text:span text:style-name="T4"> Customer [</text:span></text:p>
            <text:p text:style-name="P6"><text:span text:style-name="T4"><text:s text:c="4"/></text:span><text:span text:style-name="T4">name;</text:span></text:p>
            <text:p text:style-name="P6"><text:span text:style-name="T4"><text:s text:c="4"/></text:span><text:span text:style-name="T4">emailAddress;</text:span></text:p>
            <text:p text:style-name="P6"><text:span text:style-name="T4"><text:s text:c="4"/></text:span><text:span text:style-name="T4">age;</text:span></text:p>
            <text:p text:style-name="P6"><text:span text:style-name="T4">]</text:span></text:p>
          </draw:text-box>
        </draw:frame>
        <draw:frame draw:style-name="gr12" draw:text-style-name="P17" draw:layer="layout" svg:width="4.68cm" svg:height="1.432cm" svg:x="15.725cm" svg:y="2.028cm">
          <draw:text-box>
            <text:p text:style-name="P16"><text:span text:style-name="T14">DataContract Model</text:span></text:p>
          </draw:text-box>
        </draw:frame>
        <draw:connector draw:style-name="gr13" draw:text-style-name="P5" draw:layer="layout" draw:type="curve" svg:x1="18.086cm" svg:y1="3.46cm" svg:x2="15.945cm" svg:y2="3.45cm" svg:d="m18086 3460c-1605 0-535-10-2141-10">
          <text:p text:style-name="P6"/>
        </draw:connector>
        <draw:frame draw:style-name="gr14" draw:text-style-name="P18" draw:layer="layout" svg:width="2.502cm" svg:height="0.842cm" svg:x="16.443cm" svg:y="2.56cm">
          <draw:text-box>
            <text:p text:style-name="P6"><text:span text:style-name="T15">generate</text:span></text:p>
          </draw:text-box>
        </draw:frame>
        <draw:frame draw:style-name="gr8" draw:text-style-name="P13" draw:layer="layout" svg:width="4.073cm" svg:height="1.943cm" svg:x="9.365cm" svg:y="2.262cm">
          <draw:text-box>
            <text:p text:style-name="P12"><text:span text:style-name="T16">Data Transfer Object's</text:span></text:p>
            <text:p text:style-name="P12"><text:span text:style-name="T16">DTO Translators</text:span></text:p>
            <text:p text:style-name="P12"><text:span text:style-name="T11">Remote / Local Services</text:span></text:p>
            <text:p text:style-name="P12"><text:span text:style-name="T11">Spring configuration</text:span></text:p>
          </draw:text-box>
        </draw:frame>
        <draw:custom-shape draw:style-name="gr3" draw:text-style-name="P5" draw:layer="layout" svg:width="1.546cm" svg:height="0.51cm" svg:x="10.399cm" svg:y="8.76cm">
          <text:p text:style-name="P6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20" draw:layer="layout" svg:width="2.707cm" svg:height="1.558cm" svg:x="10.732cm" svg:y="0.754cm">
          <draw:text-box>
            <text:p text:style-name="P19"><text:span text:style-name="T17">Html</text:span></text:p>
            <text:p text:style-name="P19"><text:span text:style-name="T17">Servlets</text:span></text:p>
          </draw:text-box>
        </draw:frame>
        <draw:g>
          <draw:custom-shape draw:style-name="gr15" draw:text-style-name="P4" draw:id="id1" draw:layer="layout" svg:width="0.434cm" svg:height="0.28cm" svg:x="0.345cm" svg:y="5.76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id="id3" draw:layer="layout" svg:width="0.434cm" svg:height="0.28cm" svg:x="0.583cm" svg:y="6.28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id="id2" draw:layer="layout" svg:width="0.434cm" svg:height="0.28cm" svg:x="1.011cm" svg:y="5.76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6" draw:text-style-name="P5" draw:layer="layout" svg:x1="0.779cm" svg:y1="5.9cm" svg:x2="1.011cm" svg:y2="5.9cm" draw:start-shape="id1" draw:start-glue-point="1" draw:end-shape="id2" draw:end-glue-point="3" svg:d="m779 5900h232">
            <text:p text:style-name="P6"/>
          </draw:connector>
          <draw:connector draw:style-name="gr16" draw:text-style-name="P5" draw:layer="layout" svg:x1="1.228cm" svg:y1="6.04cm" svg:x2="1.017cm" svg:y2="6.42cm" draw:start-shape="id2" draw:start-glue-point="2" draw:end-shape="id3" draw:end-glue-point="1" svg:d="m1228 6040v380h-211">
            <text:p text:style-name="P6"/>
          </draw:connector>
        </draw:g>
        <draw:frame draw:style-name="gr17" draw:text-style-name="P7" draw:layer="layout" svg:width="3.5cm" svg:height="1.686cm" svg:x="1.445cm" svg:y="5.46cm">
          <draw:text-box>
            <text:p text:style-name="P6"><text:span text:style-name="T18">Class</text:span><text:span text:style-name="T4"> Customer [</text:span></text:p>
            <text:p text:style-name="P6"><text:span text:style-name="T4"><text:s text:c="4"/></text:span><text:span text:style-name="T19">string</text:span><text:span text:style-name="T4"> <text:s/>name </text:span><text:span text:style-name="T19">maxLength</text:span><text:span text:style-name="T4"> </text:span></text:p>
            <text:p text:style-name="P6"><text:span text:style-name="T4"><text:s text:c="4"/></text:span><text:span text:style-name="T19">string</text:span><text:span text:style-name="T4"> emailAddress </text:span><text:span text:style-name="T19">regex</text:span></text:p>
            <text:p text:style-name="P6"><text:span text:style-name="T4"><text:s text:c="4"/></text:span><text:span text:style-name="T19">integer</text:span><text:span text:style-name="T4"> age;</text:span></text:p>
            <text:p text:style-name="P6"><text:span text:style-name="T4">]</text:span></text:p>
          </draw:text-box>
        </draw:frame>
        <draw:g>
          <draw:custom-shape draw:style-name="gr18" draw:text-style-name="P4" draw:id="id4" draw:layer="layout" svg:width="0.434cm" svg:height="0.28cm" svg:x="0.345cm" svg:y="3.16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id="id6" draw:layer="layout" svg:width="0.434cm" svg:height="0.28cm" svg:x="0.583cm" svg:y="3.68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id="id5" draw:layer="layout" svg:width="0.434cm" svg:height="0.28cm" svg:x="1.011cm" svg:y="3.16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9" draw:text-style-name="P5" draw:layer="layout" svg:x1="0.779cm" svg:y1="3.3cm" svg:x2="1.011cm" svg:y2="3.3cm" draw:start-shape="id4" draw:start-glue-point="1" draw:end-shape="id5" draw:end-glue-point="3" svg:d="m779 3300h232">
            <text:p text:style-name="P6"/>
          </draw:connector>
          <draw:connector draw:style-name="gr19" draw:text-style-name="P5" draw:layer="layout" svg:x1="1.228cm" svg:y1="3.44cm" svg:x2="1.017cm" svg:y2="3.82cm" draw:start-shape="id5" draw:start-glue-point="2" draw:end-shape="id6" draw:end-glue-point="1" svg:d="m1228 3440v380h-211">
            <text:p text:style-name="P6"/>
          </draw:connector>
        </draw:g>
        <draw:g>
          <draw:custom-shape draw:style-name="gr20" draw:text-style-name="P4" draw:id="id7" draw:layer="layout" svg:width="0.434cm" svg:height="0.28cm" svg:x="15.992cm" svg:y="0.776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id="id9" draw:layer="layout" svg:width="0.434cm" svg:height="0.28cm" svg:x="16.23cm" svg:y="1.296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id="id8" draw:layer="layout" svg:width="0.434cm" svg:height="0.28cm" svg:x="16.658cm" svg:y="0.776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1" draw:text-style-name="P5" draw:layer="layout" svg:x1="16.426cm" svg:y1="0.916cm" svg:x2="16.658cm" svg:y2="0.916cm" draw:start-shape="id7" draw:start-glue-point="1" draw:end-shape="id8" draw:end-glue-point="3" svg:d="m16426 916h232">
            <text:p text:style-name="P6"/>
          </draw:connector>
          <draw:connector draw:style-name="gr21" draw:text-style-name="P5" draw:layer="layout" svg:x1="16.875cm" svg:y1="1.056cm" svg:x2="16.664cm" svg:y2="1.436cm" draw:start-shape="id8" draw:start-glue-point="2" draw:end-shape="id9" draw:end-glue-point="1" svg:d="m16875 1056v380h-211">
            <text:p text:style-name="P6"/>
          </draw:connector>
        </draw:g>
        <draw:g>
          <draw:custom-shape draw:style-name="gr22" draw:text-style-name="P4" draw:id="id10" draw:layer="layout" svg:width="0.434cm" svg:height="0.28cm" svg:x="0.345cm" svg:y="0.46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" draw:id="id12" draw:layer="layout" svg:width="0.434cm" svg:height="0.28cm" svg:x="0.583cm" svg:y="0.98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" draw:id="id11" draw:layer="layout" svg:width="0.434cm" svg:height="0.28cm" svg:x="1.011cm" svg:y="0.46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3" draw:text-style-name="P5" draw:layer="layout" svg:x1="0.779cm" svg:y1="0.6cm" svg:x2="1.011cm" svg:y2="0.6cm" draw:start-shape="id10" draw:start-glue-point="1" draw:end-shape="id11" draw:end-glue-point="3" svg:d="m779 600h232">
            <text:p text:style-name="P6"/>
          </draw:connector>
          <draw:connector draw:style-name="gr23" draw:text-style-name="P5" draw:layer="layout" svg:x1="1.228cm" svg:y1="0.74cm" svg:x2="1.017cm" svg:y2="1.12cm" draw:start-shape="id11" draw:start-glue-point="2" draw:end-shape="id12" draw:end-glue-point="1" svg:d="m1228 740v380h-211">
            <text:p text:style-name="P6"/>
          </draw:connector>
        </draw:g>
        <draw:frame draw:style-name="gr14" draw:text-style-name="P18" draw:layer="layout" svg:width="1.976cm" svg:height="0.842cm" svg:x="4.624cm" svg:y="0.524cm">
          <draw:text-box>
            <text:p text:style-name="P6"><text:span text:style-name="T15">generate</text:span></text:p>
          </draw:text-box>
        </draw:frame>
        <draw:custom-shape draw:style-name="gr2" draw:text-style-name="P4" draw:layer="layout" svg:width="5.2cm" svg:height="1.63cm" draw:transform="rotate (1.5707963267946) translate (13.815cm 7.66cm)">
          <text:p text:style-name="P3"><text:span text:style-name="T2">do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5" draw:layer="layout" svg:width="2.926cm" svg:height="1.558cm" draw:transform="rotate (1.5707963267946) translate (14.117cm 5.367cm)">
          <draw:text-box>
            <text:p text:style-name="P14"><text:span text:style-name="T12">Domain Classes</text:span></text:p>
            <text:p text:style-name="P14"><text:span text:style-name="T12">Business Rules</text:span></text:p>
          </draw:text-box>
        </draw:frame>
        <draw:line draw:style-name="gr24" draw:text-style-name="P5" draw:layer="layout" svg:x1="4.845cm" svg:y1="4.06cm" svg:x2="6.845cm" svg:y2="4.06cm">
          <text:p text:style-name="P6"/>
        </draw:line>
        <draw:frame draw:style-name="gr14" draw:text-style-name="P18" draw:layer="layout" svg:width="1.976cm" svg:height="0.842cm" svg:x="4.624cm" svg:y="3.224cm">
          <draw:text-box>
            <text:p text:style-name="P6"><text:span text:style-name="T15">generate</text:span></text:p>
          </draw:text-box>
        </draw:frame>
        <draw:line draw:style-name="gr25" draw:text-style-name="P5" draw:layer="layout" svg:x1="4.845cm" svg:y1="6.76cm" svg:x2="6.845cm" svg:y2="6.76cm">
          <text:p text:style-name="P6"/>
        </draw:line>
        <draw:frame draw:style-name="gr14" draw:text-style-name="P18" draw:layer="layout" svg:width="1.976cm" svg:height="0.842cm" svg:x="4.624cm" svg:y="5.924cm">
          <draw:text-box>
            <text:p text:style-name="P6"><text:span text:style-name="T15">gener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6cm" fo:margin-bottom="0.103cm" fo:margin-left="0.045cm" fo:margin-right="0.081cm" fo:page-width="21.5cm" fo:page-height="9.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6-27T11:48:24</meta:creation-date>
    <dc:date>2009-01-08T09:48:46</dc:date>
    <meta:editing-cycles>68</meta:editing-cycles>
    <meta:editing-duration>PT18H45M43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